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oppins1" svg:font-family="Poppin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Poppins1" fo:font-size="12pt" officeooo:rsid="000c5f03" officeooo:paragraph-rsid="000c5f03" style:font-size-asian="10.5pt" style:font-size-complex="12pt"/>
    </style:style>
    <style:style style:name="P2" style:family="paragraph" style:parent-style-name="Standard">
      <style:text-properties style:font-name="Poppins1" fo:font-size="12pt" officeooo:rsid="0025bddf" officeooo:paragraph-rsid="0025bddf" style:font-size-asian="10.5pt" style:font-size-complex="12pt"/>
    </style:style>
    <style:style style:name="P3" style:family="paragraph" style:parent-style-name="Standard" style:list-style-name="L1">
      <style:text-properties officeooo:paragraph-rsid="0020a3f0"/>
    </style:style>
    <style:style style:name="P4" style:family="paragraph" style:parent-style-name="Standard" style:list-style-name="L1">
      <style:text-properties style:font-name="Poppins1" fo:font-size="12pt" officeooo:rsid="000ef58a" officeooo:paragraph-rsid="0020a3f0" style:font-size-asian="10.5pt" style:font-size-complex="12pt"/>
    </style:style>
    <style:style style:name="P5" style:family="paragraph" style:parent-style-name="Standard" style:list-style-name="L1">
      <style:text-properties style:font-name="Poppins1" fo:font-size="12pt" officeooo:rsid="000ef58a" officeooo:paragraph-rsid="00189069" style:font-size-asian="10.5pt" style:font-size-complex="12pt"/>
    </style:style>
    <style:style style:name="P6" style:family="paragraph" style:parent-style-name="Standard" style:list-style-name="L1">
      <style:text-properties style:font-name="Poppins1" fo:font-size="12pt" officeooo:rsid="000ef58a" officeooo:paragraph-rsid="000ef58a" style:font-size-asian="10.5pt" style:font-size-complex="12pt"/>
    </style:style>
    <style:style style:name="P7" style:family="paragraph" style:parent-style-name="Standard" style:list-style-name="L1">
      <style:text-properties style:font-name="Poppins1" fo:font-size="12pt" officeooo:rsid="0021d7b9" officeooo:paragraph-rsid="0021d7b9" style:font-size-asian="10.5pt" style:font-size-complex="12pt"/>
    </style:style>
    <style:style style:name="P8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Poppins1" fo:font-size="12pt" officeooo:rsid="0015c3d8" officeooo:paragraph-rsid="0015c3d8" style:font-size-asian="10.5pt" style:font-size-complex="12pt"/>
    </style:style>
    <style:style style:name="P9" style:family="paragraph" style:parent-style-name="Standard" style:list-style-name="L1">
      <style:text-properties style:font-name="Poppins1" fo:font-size="12pt" officeooo:rsid="0015c3d8" officeooo:paragraph-rsid="00189069" style:font-size-asian="10.5pt" style:font-size-complex="12pt"/>
    </style:style>
    <style:style style:name="P10" style:family="paragraph" style:parent-style-name="Standard" style:list-style-name="L1">
      <style:text-properties style:font-name="Poppins1" fo:font-size="12pt" officeooo:rsid="000c5f03" officeooo:paragraph-rsid="000c5f03" style:font-size-asian="10.5pt" style:font-size-complex="12pt"/>
    </style:style>
    <style:style style:name="P11" style:family="paragraph" style:parent-style-name="Standard" style:list-style-name="L1">
      <style:text-properties style:font-name="Poppins1" fo:font-size="12pt" officeooo:rsid="004bf364" officeooo:paragraph-rsid="0049d03e" style:font-size-asian="10.5pt" style:font-size-complex="12pt"/>
    </style:style>
    <style:style style:name="P12" style:family="paragraph" style:parent-style-name="Standard" style:list-style-name="L1">
      <style:text-properties style:font-name="Poppins1" fo:font-size="12pt" officeooo:rsid="004bf364" officeooo:paragraph-rsid="004d5989" style:font-size-asian="10.5pt" style:font-size-complex="12pt"/>
    </style:style>
    <style:style style:name="P13" style:family="paragraph" style:parent-style-name="Standard" style:list-style-name="L1">
      <style:text-properties style:font-name="Poppins1" fo:font-size="12pt" officeooo:rsid="00189069" officeooo:paragraph-rsid="00189069" style:font-size-asian="10.5pt" style:font-size-complex="12pt"/>
    </style:style>
    <style:style style:name="P14" style:family="paragraph" style:parent-style-name="Standard" style:list-style-name="L1">
      <style:text-properties style:font-name="Poppins1" fo:font-size="12pt" officeooo:rsid="000dac79" officeooo:paragraph-rsid="000dac79" style:font-size-asian="10.5pt" style:font-size-complex="12pt"/>
    </style:style>
    <style:style style:name="P15" style:family="paragraph" style:parent-style-name="Standard" style:list-style-name="L1">
      <style:text-properties style:font-name="Poppins1" fo:font-size="12pt" officeooo:rsid="001c3195" officeooo:paragraph-rsid="001c3195" style:font-size-asian="10.5pt" style:font-size-complex="12pt"/>
    </style:style>
    <style:style style:name="P16" style:family="paragraph" style:parent-style-name="Standard" style:list-style-name="L1">
      <style:text-properties style:font-name="Poppins1" fo:font-size="12pt" officeooo:rsid="001e70ae" officeooo:paragraph-rsid="001e70ae" style:font-size-asian="10.5pt" style:font-size-complex="12pt"/>
    </style:style>
    <style:style style:name="P17" style:family="paragraph" style:parent-style-name="Standard" style:list-style-name="L1">
      <style:text-properties style:font-name="Poppins1" fo:font-size="12pt" officeooo:rsid="0049d03e" officeooo:paragraph-rsid="004d5989" style:font-size-asian="10.5pt" style:font-size-complex="12pt"/>
    </style:style>
    <style:style style:name="P18" style:family="paragraph" style:parent-style-name="Standard" style:list-style-name="L1">
      <style:text-properties style:font-name="Poppins1" fo:font-size="12pt" officeooo:rsid="004a9def" officeooo:paragraph-rsid="004d5989" style:font-size-asian="10.5pt" style:font-size-complex="12pt"/>
    </style:style>
    <style:style style:name="P19" style:family="paragraph" style:parent-style-name="Standard" style:list-style-name="L1">
      <style:text-properties style:font-name="Poppins1" fo:font-size="12pt" officeooo:rsid="0013cc97" officeooo:paragraph-rsid="0025bddf" style:font-size-asian="10.5pt" style:font-size-complex="12pt"/>
    </style:style>
    <style:style style:name="P20" style:family="paragraph" style:parent-style-name="Standard" style:list-style-name="L1">
      <style:text-properties style:font-name="Poppins1" fo:font-size="12pt" officeooo:rsid="0013cc97" officeooo:paragraph-rsid="0013cc97" style:font-size-asian="10.5pt" style:font-size-complex="12pt"/>
    </style:style>
    <style:style style:name="P21" style:family="paragraph" style:parent-style-name="Standard" style:list-style-name="L1">
      <style:text-properties style:font-name="Poppins1" fo:font-size="12pt" officeooo:rsid="0025cbe4" officeooo:paragraph-rsid="0025cbe4" style:font-size-asian="10.5pt" style:font-size-complex="12pt"/>
    </style:style>
    <style:style style:name="P22" style:family="paragraph" style:parent-style-name="Standard" style:list-style-name="L1">
      <style:text-properties style:font-name="Poppins1" fo:font-size="12pt" officeooo:rsid="00432570" officeooo:paragraph-rsid="00432570" style:font-size-asian="10.5pt" style:font-size-complex="12pt"/>
    </style:style>
    <style:style style:name="P23" style:family="paragraph" style:parent-style-name="Standard" style:list-style-name="L1">
      <style:text-properties style:font-name="Poppins1" fo:font-size="12pt" officeooo:rsid="0043dc7f" officeooo:paragraph-rsid="0043dc7f" style:font-size-asian="10.5pt" style:font-size-complex="12pt"/>
    </style:style>
    <style:style style:name="P24" style:family="paragraph" style:parent-style-name="Standard" style:list-style-name="L1">
      <style:text-properties style:font-name="Poppins1" fo:font-size="12pt" officeooo:rsid="0025bddf" officeooo:paragraph-rsid="0025bddf" style:font-size-asian="10.5pt" style:font-size-complex="12pt"/>
    </style:style>
    <style:style style:name="P25" style:family="paragraph" style:parent-style-name="Standard" style:list-style-name="L1">
      <style:text-properties style:font-name="Poppins1" fo:font-size="12pt" officeooo:rsid="00274945" officeooo:paragraph-rsid="00274945" style:font-size-asian="10.5pt" style:font-size-complex="12pt"/>
    </style:style>
    <style:style style:name="P26" style:family="paragraph" style:parent-style-name="Standard" style:list-style-name="L1">
      <style:text-properties style:font-name="Poppins1" fo:font-size="12pt" officeooo:rsid="0040ca82" officeooo:paragraph-rsid="0040ca82" style:font-size-asian="10.5pt" style:font-size-complex="12pt"/>
    </style:style>
    <style:style style:name="P27" style:family="paragraph" style:parent-style-name="Standard" style:list-style-name="L1">
      <style:text-properties style:font-name="Poppins1" fo:font-size="12pt" officeooo:rsid="0024902e" officeooo:paragraph-rsid="0024902e" style:font-size-asian="10.5pt" style:font-size-complex="12pt"/>
    </style:style>
    <style:style style:name="P28" style:family="paragraph" style:parent-style-name="Standard" style:list-style-name="L1">
      <style:text-properties style:font-name="Poppins1" fo:font-size="12pt" officeooo:rsid="002fa681" officeooo:paragraph-rsid="002fa681" style:font-size-asian="10.5pt" style:font-size-complex="12pt"/>
    </style:style>
    <style:style style:name="P29" style:family="paragraph" style:parent-style-name="Standard" style:list-style-name="L1">
      <style:text-properties style:font-name="Poppins1" fo:font-size="12pt" officeooo:rsid="002cf38f" officeooo:paragraph-rsid="002cf38f" style:font-size-asian="10.5pt" style:font-size-complex="12pt"/>
    </style:style>
    <style:style style:name="P30" style:family="paragraph" style:parent-style-name="Standard" style:list-style-name="L1">
      <style:text-properties style:font-name="Poppins1" fo:font-size="12pt" officeooo:rsid="0023b3e9" officeooo:paragraph-rsid="0023b3e9" style:font-size-asian="10.5pt" style:font-size-complex="12pt"/>
    </style:style>
    <style:style style:name="P31" style:family="paragraph" style:parent-style-name="Standard" style:list-style-name="L1">
      <style:text-properties style:font-name="Poppins1" fo:font-size="12pt" officeooo:rsid="002f4189" officeooo:paragraph-rsid="002f4189" style:font-size-asian="10.5pt" style:font-size-complex="12pt"/>
    </style:style>
    <style:style style:name="P32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Poppins1" officeooo:rsid="0015c3d8" officeooo:paragraph-rsid="0015c3d8"/>
    </style:style>
    <style:style style:name="P33" style:family="paragraph" style:parent-style-name="Standard" style:list-style-name="L1">
      <style:text-properties officeooo:rsid="0021d7b9" officeooo:paragraph-rsid="0021d7b9"/>
    </style:style>
    <style:style style:name="P34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officeooo:rsid="0017573e" officeooo:paragraph-rsid="0015c3d8"/>
    </style:style>
    <style:style style:name="T1" style:family="text">
      <style:text-properties style:font-name="Poppins1" fo:font-size="12pt" style:font-size-asian="10.5pt" style:font-size-complex="12pt"/>
    </style:style>
    <style:style style:name="T2" style:family="text">
      <style:text-properties style:font-name="Poppins1" fo:font-size="12pt" officeooo:rsid="000ef58a" style:font-size-asian="10.5pt" style:font-size-complex="12pt"/>
    </style:style>
    <style:style style:name="T3" style:family="text">
      <style:text-properties style:font-name="Poppins1" fo:font-size="12pt" officeooo:rsid="00109d5f" style:font-size-asian="10.5pt" style:font-size-complex="12pt"/>
    </style:style>
    <style:style style:name="T4" style:family="text">
      <style:text-properties style:font-name="Poppins1" fo:font-size="12pt" officeooo:rsid="00237a5f" style:font-size-asian="10.5pt" style:font-size-complex="12pt"/>
    </style:style>
    <style:style style:name="T5" style:family="text">
      <style:text-properties officeooo:rsid="000ef58a"/>
    </style:style>
    <style:style style:name="T6" style:family="text">
      <style:text-properties officeooo:rsid="00190b8c"/>
    </style:style>
    <style:style style:name="T7" style:family="text">
      <style:text-properties officeooo:rsid="001a7912"/>
    </style:style>
    <style:style style:name="T8" style:family="text">
      <style:text-properties officeooo:rsid="001e70ae"/>
    </style:style>
    <style:style style:name="T9" style:family="text">
      <style:text-properties officeooo:rsid="0025cbe4"/>
    </style:style>
    <style:style style:name="T10" style:family="text">
      <style:text-properties officeooo:rsid="0028d807"/>
    </style:style>
    <style:style style:name="T11" style:family="text">
      <style:text-properties officeooo:rsid="002a935f"/>
    </style:style>
    <style:style style:name="T12" style:family="text">
      <style:text-properties officeooo:rsid="002cf38f"/>
    </style:style>
    <style:style style:name="T13" style:family="text">
      <style:text-properties officeooo:rsid="003115d3"/>
    </style:style>
    <style:style style:name="T14" style:family="text">
      <style:text-properties officeooo:rsid="00331bb8"/>
    </style:style>
    <style:style style:name="T15" style:family="text">
      <style:text-properties officeooo:rsid="003f7b4e"/>
    </style:style>
    <style:style style:name="T16" style:family="text">
      <style:text-properties officeooo:rsid="0047f092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llabus for Beginners</text:p>
      <text:p text:style-name="P1">--------------------</text:p>
      <text:p text:style-name="P1"/>
      <text:list xml:id="list1231666601" text:style-name="L1">
        <text:list-item>
          <text:p text:style-name="P4">Introduction</text:p>
          <text:list>
            <text:list-item>
              <text:p text:style-name="P3"><text:span text:style-name="T2">Course Expectation</text:span><text:span text:style-name="T3">s</text:span><text:span text:style-name="T2"> and Format</text:span></text:p>
            </text:list-item>
            <text:list-item>
              <text:p text:style-name="P4"><text:span text:style-name="T14">I</text:span>ntro to <text:s/>Unix and Ubuntu OS</text:p>
            </text:list-item>
            <text:list-item>
              <text:p text:style-name="P3"><text:span text:style-name="T2">I</text:span><text:span text:style-name="T3">ntro to laptop and laptop setup</text:span></text:p>
            </text:list-item>
            <text:list-item>
              <text:p text:style-name="P33"><text:span text:style-name="T4">Course Material and </text:span><text:span text:style-name="T3">A</text:span><text:span text:style-name="T1">ssignments</text:span></text:p>
              <text:p text:style-name="P7"/>
            </text:list-item>
          </text:list>
        </text:list-item>
        <text:list-item>
          <text:p text:style-name="P8">Enterprise Concepts</text:p>
          <text:list>
            <text:list-item>
              <text:p text:style-name="P32">Business Requirements </text:p>
            </text:list-item>
            <text:list-item>
              <text:p text:style-name="P32">Expectations from different stake holders</text:p>
            </text:list-item>
            <text:list-item>
              <text:p text:style-name="P32">Departments</text:p>
            </text:list-item>
            <text:list-item>
              <text:p text:style-name="P34">Project Timelines</text:p>
              <text:p text:style-name="P34"/>
            </text:list-item>
          </text:list>
        </text:list-item>
        <text:list-item>
          <text:p text:style-name="P10">Basics of computing and software</text:p>
          <text:list>
            <text:list-header>
              <text:p text:style-name="P11"/>
            </text:list-header>
          </text:list>
          <text:p text:style-name="P10"/>
        </text:list-item>
        <text:list-item>
          <text:p text:style-name="P5">OSI Model and definition</text:p>
          <text:list>
            <text:list-item>
              <text:p text:style-name="P9">Layers and significance of each layer</text:p>
            </text:list-item>
            <text:list-item>
              <text:p text:style-name="P13">Context of the layers</text:p>
              <text:p text:style-name="P13"/>
            </text:list-item>
          </text:list>
        </text:list-item>
        <text:list-item>
          <text:p text:style-name="P14"><text:span text:style-name="T6">Familiarity with </text:span>Basics o<text:span text:style-name="T5">f</text:span> networking</text:p>
          <text:list>
            <text:list-item>
              <text:p text:style-name="P13">Ports</text:p>
            </text:list-item>
            <text:list-item>
              <text:p text:style-name="P13">Routes, Firewalls and DMZ</text:p>
            </text:list-item>
            <text:list-item>
              <text:p text:style-name="P13">Tools and utilities <text:span text:style-name="T7">in Unix</text:span></text:p>
            </text:list-item>
            <text:list-item>
              <text:p text:style-name="P15">Different concepts such as DNS, IPv4 and IPv6</text:p>
            </text:list-item>
            <text:list-item>
              <text:p text:style-name="P15">Packet<text:span text:style-name="T8">s and </text:span>Switching</text:p>
            </text:list-item>
            <text:list-item>
              <text:p text:style-name="P16">Proxies, VPN and Tunneling</text:p>
              <text:p text:style-name="P16"/>
            </text:list-item>
          </text:list>
        </text:list-item>
        <text:list-item>
          <text:p text:style-name="P17">Principles of Software Development</text:p>
          <text:list>
            <text:list-item>
              <text:p text:style-name="P17">Software development methodologies in Enterprise</text:p>
              <text:list>
                <text:list-item>
                  <text:p text:style-name="P18">Agile and Waterfall</text:p>
                </text:list-item>
                <text:list-item>
                  <text:p text:style-name="P18">Testing – White Box and Black Box</text:p>
                </text:list-item>
                <text:list-item>
                  <text:p text:style-name="P18">Code Reviews and Code Analysis</text:p>
                </text:list-item>
              </text:list>
              <text:p text:style-name="P12">Common Challenges and Solutions</text:p>
            </text:list-item>
          </text:list>
        </text:list-item>
        <text:list-item>
          <text:p text:style-name="P19">Programming <text:span text:style-name="T9">Basics</text:span></text:p>
          <text:list>
            <text:list-item>
              <text:p text:style-name="P21"><text:soft-page-break/>Understanding modern architectural concepts</text:p>
            </text:list-item>
            <text:list-item>
              <text:p text:style-name="P21">ReST API</text:p>
            </text:list-item>
            <text:list-item>
              <text:p text:style-name="P21">Single Page Applications</text:p>
            </text:list-item>
            <text:list-item>
              <text:p text:style-name="P21">Authentication and Authorization</text:p>
            </text:list-item>
            <text:list-item>
              <text:p text:style-name="P21">Security By Design</text:p>
              <text:p text:style-name="P21"/>
            </text:list-item>
          </text:list>
        </text:list-item>
        <text:list-item>
          <text:p text:style-name="P22">Create a Git repository and install git bash in the machine</text:p>
          <text:list>
            <text:list-item>
              <text:p text:style-name="P23">Checkin and checkout a text file into and from git</text:p>
            </text:list-item>
          </text:list>
          <text:p text:style-name="P23"/>
        </text:list-item>
        <text:list-item>
          <text:p text:style-name="P19"><text:span text:style-name="T9">Programming </text:span>in Python <text:span text:style-name="T11">and </text:span><text:span text:style-name="T16">checkin code into</text:span><text:span text:style-name="T11"> Git</text:span></text:p>
          <text:list>
            <text:list-item>
              <text:p text:style-name="P24">Develop “hello world” app</text:p>
            </text:list-item>
            <text:list-item>
              <text:p text:style-name="P24">Modify the app to display Hello World on a web page</text:p>
            </text:list-item>
            <text:list-item>
              <text:p text:style-name="P25">Modify the web page to display a login page</text:p>
            </text:list-item>
            <text:list-item>
              <text:p text:style-name="P25">Modify web page to authenticate and authorize user</text:p>
              <text:list>
                <text:list-item>
                  <text:p text:style-name="P26">Create a DB using MySQL </text:p>
                </text:list-item>
                <text:list-item>
                  <text:p text:style-name="P26">Create table with users </text:p>
                </text:list-item>
                <text:list-item>
                  <text:p text:style-name="P26">Store the password in DB </text:p>
                </text:list-item>
                <text:list-item>
                  <text:p text:style-name="P26">Connect to DB and check user list and validate Password</text:p>
                </text:list-item>
              </text:list>
            </text:list-item>
            <text:list-item>
              <text:p text:style-name="P25">Define ReST API and invoke using O<text:span text:style-name="T12">A</text:span>uth 2.0</text:p>
            </text:list-item>
            <text:list-item>
              <text:p text:style-name="P25">Testing API using Postman, <text:span text:style-name="T10">CURL</text:span></text:p>
              <text:p text:style-name="P25"/>
            </text:list-item>
          </text:list>
        </text:list-item>
        <text:list-item>
          <text:p text:style-name="P27">Release Management and Overview</text:p>
          <text:list>
            <text:list-item>
              <text:p text:style-name="P28">Test cycles <text:span text:style-name="T13">and reporting</text:span></text:p>
            </text:list-item>
            <text:list-item>
              <text:p text:style-name="P28">Performance Testing and Vulnerability Scans</text:p>
              <text:list>
                <text:list-item>
                  <text:p text:style-name="P28">Tools</text:p>
                </text:list-item>
                <text:list-item>
                  <text:p text:style-name="P28">Reports</text:p>
                </text:list-item>
                <text:list-item>
                  <text:p text:style-name="P28">Types of testing</text:p>
                </text:list-item>
              </text:list>
              <text:p text:style-name="P29"/>
            </text:list-item>
          </text:list>
        </text:list-item>
        <text:list-item>
          <text:p text:style-name="P20">Deployment and Testing</text:p>
          <text:list>
            <text:list-item>
              <text:p text:style-name="P30">Cloud overview</text:p>
            </text:list-item>
            <text:list-item>
              <text:p text:style-name="P30">CI and CD pipelines</text:p>
            </text:list-item>
            <text:list-item>
              <text:p text:style-name="P30">Containerization</text:p>
              <text:list>
                <text:list-item>
                  <text:p text:style-name="P30">Docker</text:p>
                </text:list-item>
                <text:list-item>
                  <text:p text:style-name="P30">Kubernetes</text:p>
                </text:list-item>
              </text:list>
            </text:list-item>
            <text:list-item>
              <text:p text:style-name="P29">Deploy to Docker Registry</text:p>
            </text:list-item>
            <text:list-item>
              <text:p text:style-name="P24">Scaling the app in the Cloud</text:p>
              <text:p text:style-name="P24"/>
            </text:list-item>
          </text:list>
        </text:list-item>
        <text:list-item>
          <text:p text:style-name="P31"><text:soft-page-break/>Live Project <text:span text:style-name="T15">( team of 5)</text:span></text:p>
        </text:list-item>
      </text:list>
      <text:p text:style-name="P2"/>
      <text:p text:style-name="P2"><text:tab/></text:p>
      <text:list xml:id="list173207306405379" text:continue-numbering="true" text:style-name="L1">
        <text:list-header>
          <text:p text:style-name="P6"/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oppins1" svg:font-family="Poppin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oppi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oppi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Poppins1" fo:font-family="Poppins" style:font-pitch="variable" fo:font-size="10pt" style:font-size-asian="8.75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9:21:19.307693504</meta:creation-date>
    <dc:date>2021-11-27T17:32:05.414554493</dc:date>
    <meta:editing-duration>PT1H51M17S</meta:editing-duration>
    <meta:editing-cycles>55</meta:editing-cycles>
    <meta:generator>LibreOffice/6.4.7.2$Linux_X86_64 LibreOffice_project/40$Build-2</meta:generator>
    <meta:document-statistic meta:table-count="0" meta:image-count="0" meta:object-count="0" meta:page-count="3" meta:paragraph-count="64" meta:word-count="334" meta:character-count="2057" meta:non-whitespace-character-count="1719"/>
  </office:meta>
</office:document-meta>
</file>